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FreeMon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**drv_uart.asm** <text:s/></text:p>
      <text:p text:style-name="P1">### **Driver UART para 16C554 (16 MHz) no 68000** <text:s/></text:p>
      <text:p text:style-name="P1">```assembly</text:p>
      <text:p text:style-name="P1">; ========================================================</text:p>
      <text:p text:style-name="P1">; **drv_uart.asm** <text:s/></text:p>
      <text:p text:style-name="P1">; Driver para comunicação serial com 16C554 (16 MHz) <text:s/></text:p>
      <text:p text:style-name="P1">; Rotinas: <text:s/></text:p>
      <text:p text:style-name="P1">; <text:s text:c="2"/>- ser_init() <text:s text:c="5"/>→ Inicializa UART <text:s/></text:p>
      <text:p text:style-name="P1">; <text:s text:c="2"/>- cin() <text:s text:c="10"/>→ Leitura não-bloqueante (retorna Z=1 se não há dado) <text:s/></text:p>
      <text:p text:style-name="P1">; <text:s text:c="2"/>- cin_wait() <text:s text:c="5"/>→ Leitura bloquante <text:s/></text:p>
      <text:p text:style-name="P1">; <text:s text:c="2"/>- cout() <text:s text:c="9"/>→ Envia um caractere <text:s/></text:p>
      <text:p text:style-name="P1">; <text:s text:c="2"/>- couts() <text:s text:c="8"/>→ Envia string (terminada em 0) <text:s/></text:p>
      <text:p text:style-name="P1">; <text:s text:c="2"/>- printf() <text:s text:c="7"/>→ Envia string formatada (simples) <text:s/></text:p>
      <text:p text:style-name="P1">; <text:s text:c="2"/>- scanf() <text:s text:c="8"/>→ Lê string até Enter (simples) <text:s/></text:p>
      <text:p text:style-name="P1">; ========================================================</text:p>
      <text:p text:style-name="P1"/>
      <text:p text:style-name="P1">; --- Definições dos registradores da 16C554 ---</text:p>
      <text:p text:style-name="P1">UART_BASE <text:s text:c="3"/>EQU <text:s text:c="2"/>$00F00000 <text:s text:c="6"/>; Endereço base da UART (ajuste conforme seu hardware)</text:p>
      <text:p text:style-name="P1">UART_RHR <text:s text:c="4"/>EQU <text:s text:c="2"/>0 <text:s text:c="14"/>; Receive Holding Register (leitura)</text:p>
      <text:p text:style-name="P1">UART_THR <text:s text:c="4"/>EQU <text:s text:c="2"/>0 <text:s text:c="14"/>; Transmit Holding Register (escrita)</text:p>
      <text:p text:style-name="P1">UART_IER <text:s text:c="4"/>EQU <text:s text:c="2"/>1 <text:s text:c="14"/>; Interrupt Enable Register</text:p>
      <text:p text:style-name="P1">UART_IIR <text:s text:c="4"/>EQU <text:s text:c="2"/>2 <text:s text:c="14"/>; Interrupt Identification Register</text:p>
      <text:p text:style-name="P1">UART_FCR <text:s text:c="4"/>EQU <text:s text:c="2"/>2 <text:s text:c="14"/>; FIFO Control Register</text:p>
      <text:p text:style-name="P1">UART_LCR <text:s text:c="4"/>EQU <text:s text:c="2"/>3 <text:s text:c="14"/>; Line Control Register</text:p>
      <text:p text:style-name="P1">UART_MCR <text:s text:c="4"/>EQU <text:s text:c="2"/>4 <text:s text:c="14"/>; Modem Control Register</text:p>
      <text:p text:style-name="P1">UART_LSR <text:s text:c="4"/>EQU <text:s text:c="2"/>5 <text:s text:c="14"/>; Line Status Register</text:p>
      <text:p text:style-name="P1">UART_MSR <text:s text:c="4"/>EQU <text:s text:c="2"/>6 <text:s text:c="14"/>; Modem Status Register</text:p>
      <text:p text:style-name="P1">UART_SCR <text:s text:c="4"/>EQU <text:s text:c="2"/>7 <text:s text:c="14"/>; Scratch Register</text:p>
      <text:p text:style-name="P1">UART_DLL <text:s text:c="4"/>EQU <text:s text:c="2"/>0 <text:s text:c="14"/>; Divisor Latch Low (quando LCR bit 7 = 1)</text:p>
      <text:p text:style-name="P1">UART_DLM <text:s text:c="4"/>EQU <text:s text:c="2"/>1 <text:s text:c="14"/>; Divisor Latch High (quando LCR bit 7 = 1)</text:p>
      <text:p text:style-name="P1"/>
      <text:p text:style-name="P1">; --- Constantes ---</text:p>
      <text:p text:style-name="P1">UART_BAUD_115200 EQU 8 <text:s text:c="12"/>; Divisor para 115200 bps (16 MHz / (16 * 115200) ≈ 8.68 → 8)</text:p>
      <text:p text:style-name="P1"/>
      <text:p text:style-name="P1">; ========================================================</text:p>
      <text:p text:style-name="P1">; **ser_init()** <text:s/></text:p>
      <text:p text:style-name="P1">; Inicializa a UART (115200 bps, 8N1, FIFO habilitado) <text:s/></text:p>
      <text:p text:style-name="P1">; ========================================================</text:p>
      <text:p text:style-name="P1">ser_init:</text:p>
      <text:p text:style-name="P1"><text:s text:c="4"/>MOVEA.L <text:s/>#UART_BASE, A0 <text:s text:c="7"/>; A0 = base da UART</text:p>
      <text:p text:style-name="P1"><text:s text:c="4"/></text:p>
      <text:p text:style-name="P1"><text:s text:c="4"/>; Configura baud rate (115200)</text:p>
      <text:p text:style-name="P1"><text:s text:c="4"/>MOVE.B <text:s text:c="2"/>#0x80, UART_LCR(A0) <text:s text:c="2"/>; Habilita acesso a DLL/DLM (LCR bit 7 = 1)</text:p>
      <text:p text:style-name="P1"><text:s text:c="4"/>MOVE.B <text:s text:c="2"/>#UART_BAUD_115200, UART_DLL(A0) <text:s/>; Configura divisor (low)</text:p>
      <text:p text:style-name="P1"><text:s text:c="4"/>MOVE.B <text:s text:c="2"/>#0x00, UART_DLM(A0) <text:s text:c="2"/>; High byte do divisor = 0</text:p>
      <text:p text:style-name="P1"><text:s text:c="4"/></text:p>
      <text:p text:style-name="P1"><text:s text:c="4"/>; Configura formato 8N1</text:p>
      <text:p text:style-name="P1"><text:s text:c="4"/>MOVE.B <text:s text:c="2"/>#0x03, UART_LCR(A0) <text:s text:c="2"/>; 8 bits, sem paridade, 1 stop bit (8N1)</text:p>
      <text:p text:style-name="P1"><text:s text:c="4"/></text:p>
      <text:p text:style-name="P1"><text:soft-page-break/><text:s text:c="4"/>; Habilita FIFO (opcional)</text:p>
      <text:p text:style-name="P1"><text:s text:c="4"/>MOVE.B <text:s text:c="2"/>#0x01, UART_FCR(A0) <text:s text:c="2"/>; Habilita FIFO</text:p>
      <text:p text:style-name="P1"><text:s text:c="4"/>RTS</text:p>
      <text:p text:style-name="P1"/>
      <text:p text:style-name="P1">; ========================================================</text:p>
      <text:p text:style-name="P1">; **cin()** <text:s/></text:p>
      <text:p text:style-name="P1">; Leitura **não-bloqueante** de um caractere <text:s/></text:p>
      <text:p text:style-name="P1">; Saída: <text:s/></text:p>
      <text:p text:style-name="P1">; <text:s text:c="2"/>- D0.B = caractere lido (se Z=0) <text:s/></text:p>
      <text:p text:style-name="P1">; <text:s text:c="2"/>- Z=1 se não há dado disponível <text:s/></text:p>
      <text:p text:style-name="P1">; ========================================================</text:p>
      <text:p text:style-name="P1">cin:</text:p>
      <text:p text:style-name="P1"><text:s text:c="4"/>MOVEA.L <text:s/>#UART_BASE, A0</text:p>
      <text:p text:style-name="P1"><text:s text:c="4"/>BTST <text:s text:c="4"/>#0, UART_LSR(A0) <text:s text:c="5"/>; Testa bit DR (dado disponível?)</text:p>
      <text:p text:style-name="P1"><text:s text:c="4"/>BEQ.S <text:s text:c="3"/>.no_data <text:s text:c="13"/>; Se não, retorna Z=1</text:p>
      <text:p text:style-name="P1"><text:s text:c="4"/>MOVE.B <text:s text:c="2"/>UART_RHR(A0), D0 <text:s text:c="5"/>; Lê o caractere</text:p>
      <text:p text:style-name="P1"><text:s text:c="4"/>ANDI.B <text:s text:c="2"/>#$FF, D0 <text:s text:c="13"/>; Garante que Z=0 se há dado</text:p>
      <text:p text:style-name="P1"><text:s text:c="4"/>RTS</text:p>
      <text:p text:style-name="P1">.no_data:</text:p>
      <text:p text:style-name="P1"><text:s text:c="4"/>MOVEQ <text:s text:c="3"/>#0, D0 <text:s text:c="15"/>; Z=1 (nenhum dado)</text:p>
      <text:p text:style-name="P1"><text:s text:c="4"/>RTS</text:p>
      <text:p text:style-name="P1"/>
      <text:p text:style-name="P1">; ========================================================</text:p>
      <text:p text:style-name="P1">; **cin_wait()** <text:s/></text:p>
      <text:p text:style-name="P1">; Leitura **bloqueante** de um caractere <text:s/></text:p>
      <text:p text:style-name="P1">; Saída: <text:s/></text:p>
      <text:p text:style-name="P1">; <text:s text:c="2"/>- D0.B = caractere lido <text:s/></text:p>
      <text:p text:style-name="P1">; ========================================================</text:p>
      <text:p text:style-name="P1">cin_wait:</text:p>
      <text:p text:style-name="P1"><text:s text:c="4"/>JSR <text:s text:c="5"/>cin</text:p>
      <text:p text:style-name="P1"><text:s text:c="4"/>BEQ.S <text:s text:c="3"/>cin_wait <text:s text:c="13"/>; Espera até ter dado</text:p>
      <text:p text:style-name="P1"><text:s text:c="4"/>RTS</text:p>
      <text:p text:style-name="P1"/>
      <text:p text:style-name="P1">; ========================================================</text:p>
      <text:p text:style-name="P1">; **cout()** <text:s/></text:p>
      <text:p text:style-name="P1">; Envia um caractere pela serial <text:s/></text:p>
      <text:p text:style-name="P1">; Entrada: <text:s/></text:p>
      <text:p text:style-name="P1">; <text:s text:c="2"/>- D0.B = caractere a enviar <text:s/></text:p>
      <text:p text:style-name="P1">; ========================================================</text:p>
      <text:p text:style-name="P1">cout:</text:p>
      <text:p text:style-name="P1"><text:s text:c="4"/>MOVEA.L <text:s/>#UART_BASE, A0</text:p>
      <text:p text:style-name="P1">.wait_tx:</text:p>
      <text:p text:style-name="P1"><text:s text:c="4"/>BTST <text:s text:c="4"/>#5, UART_LSR(A0) <text:s text:c="5"/>; Testa bit THRE (buffer vazio?)</text:p>
      <text:p text:style-name="P1"><text:s text:c="4"/>BEQ.S <text:s text:c="3"/>.wait_tx <text:s text:c="13"/>; Espera até estar pronto</text:p>
      <text:p text:style-name="P1"><text:s text:c="4"/>MOVE.B <text:s text:c="2"/>D0, UART_THR(A0) <text:s text:c="5"/>; Envia o caractere</text:p>
      <text:p text:style-name="P1"><text:s text:c="4"/>RTS</text:p>
      <text:p text:style-name="P1"/>
      <text:p text:style-name="P1">; ========================================================</text:p>
      <text:p text:style-name="P1">; **couts()** <text:s/></text:p>
      <text:p text:style-name="P1">; Envia uma string terminada em 0 <text:s/></text:p>
      <text:p text:style-name="P1">; Entrada: <text:s/></text:p>
      <text:p text:style-name="P1">; <text:s text:c="2"/>- A0 = ponteiro para a string <text:s/></text:p>
      <text:p text:style-name="P1">; ========================================================</text:p>
      <text:p text:style-name="P1">couts:</text:p>
      <text:p text:style-name="P1"><text:s text:c="4"/>MOVEM.L <text:s/>D0/A0, -(A7) <text:s text:c="9"/>; Salva registradores</text:p>
      <text:p text:style-name="P1">.loop:</text:p>
      <text:p text:style-name="P1"><text:s text:c="4"/>MOVE.B <text:s text:c="2"/>(A0)+, D0 <text:s text:c="12"/>; Pega próximo caractere</text:p>
      <text:p text:style-name="P1"><text:s text:c="4"/>BEQ.S <text:s text:c="3"/>.end <text:s text:c="17"/>; Se for 0, termina</text:p>
      <text:p text:style-name="P1"><text:soft-page-break/><text:s text:c="4"/>JSR <text:s text:c="5"/>cout <text:s text:c="17"/>; Envia caractere</text:p>
      <text:p text:style-name="P1"><text:s text:c="4"/>BRA.S <text:s text:c="3"/>.loop <text:s text:c="16"/>; Repete</text:p>
      <text:p text:style-name="P1">.end:</text:p>
      <text:p text:style-name="P1"><text:s text:c="4"/>MOVEM.L <text:s/>(A7)+, D0/A0 <text:s text:c="9"/>; Restaura registradores</text:p>
      <text:p text:style-name="P1"><text:s text:c="4"/>RTS</text:p>
      <text:p text:style-name="P1"/>
      <text:p text:style-name="P1">; ========================================================</text:p>
      <text:p text:style-name="P1">; **printf()** <text:s/></text:p>
      <text:p text:style-name="P1">; Envia uma string formatada (simples, sem suporte a %d, %x) <text:s/></text:p>
      <text:p text:style-name="P1">; Entrada: <text:s/></text:p>
      <text:p text:style-name="P1">; <text:s text:c="2"/>- A0 = ponteiro para a string <text:s/></text:p>
      <text:p text:style-name="P1">; ========================================================</text:p>
      <text:p text:style-name="P1">printf:</text:p>
      <text:p text:style-name="P1"><text:s text:c="4"/>JSR <text:s text:c="5"/>couts <text:s text:c="16"/>; Por enquanto, igual a couts()</text:p>
      <text:p text:style-name="P1"><text:s text:c="4"/>RTS <text:s text:c="27"/>; (Pode ser expandido depois)</text:p>
      <text:p text:style-name="P1"/>
      <text:p text:style-name="P1">; ========================================================</text:p>
      <text:p text:style-name="P1">; **scanf()** <text:s/></text:p>
      <text:p text:style-name="P1">; Lê uma string até Enter (simples) <text:s/></text:p>
      <text:p text:style-name="P1">; Entrada: <text:s/></text:p>
      <text:p text:style-name="P1">; <text:s text:c="2"/>- A0 = ponteiro para o buffer <text:s/></text:p>
      <text:p text:style-name="P1">; <text:s text:c="2"/>- D0.W = tamanho máximo do buffer <text:s/></text:p>
      <text:p text:style-name="P1">; Saída: <text:s/></text:p>
      <text:p text:style-name="P1">; <text:s text:c="2"/>- Buffer preenchido com a string (terminada em 0) <text:s/></text:p>
      <text:p text:style-name="P1">; ========================================================</text:p>
      <text:p text:style-name="P1">scanf:</text:p>
      <text:p text:style-name="P1"><text:s text:c="4"/>MOVEM.L <text:s/>D0-D1/A0, -(A7) <text:s text:c="6"/>; Salva registradores</text:p>
      <text:p text:style-name="P1"><text:s text:c="4"/>MOVE.W <text:s text:c="2"/>D0, D1 <text:s text:c="15"/>; D1 = contador de caracteres</text:p>
      <text:p text:style-name="P1">.loop:</text:p>
      <text:p text:style-name="P1"><text:s text:c="4"/>JSR <text:s text:c="5"/>cin_wait <text:s text:c="13"/>; Lê um caractere</text:p>
      <text:p text:style-name="P1"><text:s text:c="4"/>CMPI.B <text:s text:c="2"/>#$0D, D0 <text:s text:c="13"/>; É Enter?</text:p>
      <text:p text:style-name="P1"><text:s text:c="4"/>BEQ.S <text:s text:c="3"/>.end <text:s text:c="17"/>; Se sim, termina</text:p>
      <text:p text:style-name="P1"><text:s text:c="4"/>CMPI.B <text:s text:c="2"/>#$08, D0 <text:s text:c="13"/>; É Backspace?</text:p>
      <text:p text:style-name="P1"><text:s text:c="4"/>BEQ.S <text:s text:c="3"/>.backspace <text:s text:c="11"/>; Trata backspace</text:p>
      <text:p text:style-name="P1"><text:s text:c="4"/>MOVE.B <text:s text:c="2"/>D0, (A0)+ <text:s text:c="12"/>; Armazena no buffer</text:p>
      <text:p text:style-name="P1"><text:s text:c="4"/>SUBQ.W <text:s text:c="2"/>#1, D1 <text:s text:c="15"/>; Decrementa contador</text:p>
      <text:p text:style-name="P1"><text:s text:c="4"/>BEQ.S <text:s text:c="3"/>.buffer_full <text:s text:c="9"/>; Se buffer cheio, termina</text:p>
      <text:p text:style-name="P1"><text:s text:c="4"/>JSR <text:s text:c="5"/>cout <text:s text:c="17"/>; Ecoa o caractere (terminal local)</text:p>
      <text:p text:style-name="P1"><text:s text:c="4"/>BRA.S <text:s text:c="3"/>.loop</text:p>
      <text:p text:style-name="P1">.backspace:</text:p>
      <text:p text:style-name="P1"><text:s text:c="4"/>CMPA.L <text:s text:c="2"/>(A7), A0 <text:s text:c="13"/>; Verifica se há caracteres para apagar</text:p>
      <text:p text:style-name="P1"><text:s text:c="4"/>BEQ.S <text:s text:c="3"/>.loop <text:s text:c="16"/>; Se não, ignora</text:p>
      <text:p text:style-name="P1"><text:s text:c="4"/>SUBQ.L <text:s text:c="2"/>#1, A0 <text:s text:c="15"/>; Volta uma posição</text:p>
      <text:p text:style-name="P1"><text:s text:c="4"/>ADDQ.W <text:s text:c="2"/>#1, D1 <text:s text:c="15"/>; Incrementa contador</text:p>
      <text:p text:style-name="P1"><text:s text:c="4"/>MOVE.B <text:s text:c="2"/>#$08, D0 <text:s text:c="13"/>; Backspace</text:p>
      <text:p text:style-name="P1"><text:s text:c="4"/>JSR <text:s text:c="5"/>cout</text:p>
      <text:p text:style-name="P1"><text:s text:c="4"/>MOVE.B <text:s text:c="2"/>#' ', D0 <text:s text:c="13"/>; Espaço (apaga caractere)</text:p>
      <text:p text:style-name="P1"><text:s text:c="4"/>JSR <text:s text:c="5"/>cout</text:p>
      <text:p text:style-name="P1"><text:s text:c="4"/>MOVE.B <text:s text:c="2"/>#$08, D0 <text:s text:c="13"/>; Backspace novamente</text:p>
      <text:p text:style-name="P1"><text:s text:c="4"/>JSR <text:s text:c="5"/>cout</text:p>
      <text:p text:style-name="P1"><text:s text:c="4"/>BRA.S <text:s text:c="3"/>.loop</text:p>
      <text:p text:style-name="P1">.buffer_full:</text:p>
      <text:p text:style-name="P1"><text:s text:c="4"/>MOVE.B <text:s text:c="2"/>#$07, D0 <text:s text:c="13"/>; Beep (avisa buffer cheio)</text:p>
      <text:p text:style-name="P1"><text:s text:c="4"/>JSR <text:s text:c="5"/>cout</text:p>
      <text:p text:style-name="P1">.end:</text:p>
      <text:p text:style-name="P1"><text:s text:c="4"/>CLR.B <text:s text:c="3"/>(A0) <text:s text:c="17"/>; Termina string com 0</text:p>
      <text:p text:style-name="P1"><text:s text:c="4"/>MOVEM.L <text:s/>(A7)+, D0-D1/A0 <text:s text:c="6"/>; Restaura registradores</text:p>
      <text:p text:style-name="P1"><text:s text:c="4"/>RTS</text:p>
      <text:p text:style-name="P1"><text:soft-page-break/></text:p>
      <text:p text:style-name="P1">; --- Fim do arquivo ---</text:p>
      <text:p text:style-name="P1">```</text:p>
      <text:p text:style-name="P1"/>
      <text:p text:style-name="P1">---</text:p>
      <text:p text:style-name="P1"/>
      <text:p text:style-name="P1">### **📌 Como Usar no Código Principal** <text:s/></text:p>
      <text:p text:style-name="P1">```assembly</text:p>
      <text:p text:style-name="P1"><text:s text:c="4"/>; Exemplo de uso:</text:p>
      <text:p text:style-name="P1"><text:s text:c="4"/>JSR <text:s text:c="5"/>ser_init <text:s text:c="13"/>; Inicializa UART</text:p>
      <text:p text:style-name="P1"><text:s text:c="4"/></text:p>
      <text:p text:style-name="P1"><text:s text:c="4"/>; Envia uma mensagem</text:p>
      <text:p text:style-name="P1"><text:s text:c="4"/>LEA <text:s text:c="5"/>msg_hello, A0</text:p>
      <text:p text:style-name="P1"><text:s text:c="4"/>JSR <text:s text:c="5"/>couts</text:p>
      <text:p text:style-name="P1"><text:s text:c="4"/></text:p>
      <text:p text:style-name="P1"><text:s text:c="4"/>; Lê uma string (máx 64 caracteres)</text:p>
      <text:p text:style-name="P1"><text:s text:c="4"/>LEA <text:s text:c="5"/>input_buffer, A0</text:p>
      <text:p text:style-name="P1"><text:s text:c="4"/>MOVE.W <text:s text:c="2"/>#64, D0</text:p>
      <text:p text:style-name="P1"><text:s text:c="4"/>JSR <text:s text:c="5"/>scanf</text:p>
      <text:p text:style-name="P1"><text:s text:c="4"/></text:p>
      <text:p text:style-name="P1"><text:s text:c="4"/>; Envia a string lida de volta</text:p>
      <text:p text:style-name="P1"><text:s text:c="4"/>LEA <text:s text:c="5"/>msg_echo, A0</text:p>
      <text:p text:style-name="P1"><text:s text:c="4"/>JSR <text:s text:c="5"/>couts</text:p>
      <text:p text:style-name="P1"><text:s text:c="4"/>LEA <text:s text:c="5"/>input_buffer, A0</text:p>
      <text:p text:style-name="P1"><text:s text:c="4"/>JSR <text:s text:c="5"/>couts</text:p>
      <text:p text:style-name="P1"><text:s text:c="4"/></text:p>
      <text:p text:style-name="P1"><text:s text:c="4"/>; Fim</text:p>
      <text:p text:style-name="P1"><text:s text:c="4"/>BRA <text:s text:c="5"/>*</text:p>
      <text:p text:style-name="P1"/>
      <text:p text:style-name="P1">msg_hello: <text:s text:c="2"/>DC.B "Digite algo: ", 0</text:p>
      <text:p text:style-name="P1">msg_echo: <text:s text:c="3"/>DC.B "Voce digitou: ", 0</text:p>
      <text:p text:style-name="P1">input_buffer: DS.B 64 <text:s text:c="13"/>; Buffer para scanf</text:p>
      <text:p text:style-name="P1">```</text:p>
      <text:p text:style-name="P1"/>
      <text:p text:style-name="P1">---</text:p>
      <text:p text:style-name="P1"/>
      <text:p text:style-name="P1">### **🔧 Melhorias Futuras:** <text:s/></text:p>
      <text:p text:style-name="P1">1. **Suporte a `printf` avançado** (`%d`, `%x`). <text:s/></text:p>
      <text:p text:style-name="P1">2. **Buffer de recepção por interrupção**. <text:s/></text:p>
      <text:p text:style-name="P1">3. **Timeout em `scanf`**. <text:s/></text:p>
      <text:p text:style-name="P1"/>
      <text:p text:style-name="P1">Precisa de ajustes ou quer adicionar mais funcionalidades? 🚀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2T13:39:25.560356602</meta:creation-date>
    <dc:date>2025-07-22T13:40:20.528834789</dc:date>
    <meta:editing-duration>PT56S</meta:editing-duration>
    <meta:editing-cycles>1</meta:editing-cycles>
    <meta:document-statistic meta:table-count="0" meta:image-count="0" meta:object-count="0" meta:page-count="4" meta:paragraph-count="191" meta:word-count="897" meta:character-count="7162" meta:non-whitespace-character-count="4939"/>
    <meta:generator>LibreOffice/24.2.7.2$Linux_X86_64 LibreOffice_project/420$Build-2</meta:generator>
  </office:meta>
</office:document-meta>
</file>